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80000001E6494E9ADAA.svm"/>
  <manifest:file-entry manifest:media-type="" manifest:full-path="Pictures/2000000700002747000019041CFAF056.svm"/>
  <manifest:file-entry manifest:media-type="" manifest:full-path="Pictures/20000007000026A800002198B7D4EBC2.svm"/>
  <manifest:file-entry manifest:media-type="" manifest:full-path="Pictures/200000070000250100001B4A27C9EF38.svm"/>
  <manifest:file-entry manifest:media-type="" manifest:full-path="Pictures/200000070000330F00001865C772F2C2.svm"/>
  <manifest:file-entry manifest:media-type="" manifest:full-path="Pictures/20000007000027120000221CB29580EC.svm"/>
  <manifest:file-entry manifest:media-type="" manifest:full-path="Pictures/200000070000265900001B15BB1A78E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/</text:p>
      <text:p text:style-name="P1">/************************** <text:s/>Name:- Divesh Uttamchandani <text:s/>**************************/</text:p>
      <text:p text:style-name="P1">/************************** <text:s/>Class :- XII <text:s/>A <text:s text:c="28"/>**************************/</text:p>
      <text:p text:style-name="P1">/************************** <text:s/>Date <text:s/>:- 10 August 2014 <text:s text:c="13"/>**************************/</text:p>
      <text:p text:style-name="P1">/************************** <text:s/>Q-12):- Count File <text:s text:c="21"/>**************************/</text:p>
      <text:p text:style-name="P1">/*******************************************************************************/</text:p>
      <text:p text:style-name="Standard">#include &lt;iostream.h&gt;</text:p>
      <text:p text:style-name="Standard">#include &lt;fstream.h&gt;</text:p>
      <text:p text:style-name="Standard">#include &lt;conio.h&gt;</text:p>
      <text:p text:style-name="Standard">#include &lt;ctype.h&gt;</text:p>
      <text:p text:style-name="Standard">#include &lt;process.h&gt;</text:p>
      <text:p text:style-name="Standard">#include &lt;stdio.h&gt;</text:p>
      <text:p text:style-name="Standard">#include &lt;string.h&gt;</text:p>
      <text:p text:style-name="Standard"/>
      <text:p text:style-name="Standard">//////////////////////////////////////////////////Declaration of Functions//////////////////////////////////////////////////////////</text:p>
      <text:p text:style-name="Standard">int <text:s/>checkpallin(char word[80]);</text:p>
      <text:p text:style-name="Standard">void create_info();</text:p>
      <text:p text:style-name="Standard">void vowel_conso();</text:p>
      <text:p text:style-name="Standard">void sentence_count();</text:p>
      <text:p text:style-name="Standard">void various_word_count();</text:p>
      <text:p text:style-name="Standard">void display(char c[80])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<text:s/>int choice;</text:p>
      <text:p text:style-name="Standard"><text:s/>cout&lt;&lt;"A program To Count Various Things in a file";</text:p>
      <text:p text:style-name="Standard"><text:s/>do</text:p>
      <text:p text:style-name="Standard"><text:s/>{</text:p>
      <text:p text:style-name="Standard"><text:s/>clrscr();</text:p>
      <text:p text:style-name="Standard"><text:s/>cout&lt;&lt;"Main Menu"</text:p>
      <text:p text:style-name="Standard"><text:s text:c="5"/>&lt;&lt;"\n1)\tCreate Info.txt"</text:p>
      <text:p text:style-name="Standard"><text:s text:c="5"/>&lt;&lt;"\n2)\tSentence Count"</text:p>
      <text:p text:style-name="Standard"><text:s text:c="5"/>&lt;&lt;"\n3)\tVarious Type Of Word Count"</text:p>
      <text:p text:style-name="Standard"><text:s text:c="5"/>&lt;&lt;"\n4)\tCreate File Vovwel.txt &amp; Conso.txt"</text:p>
      <text:p text:style-name="Standard"><text:s text:c="5"/>&lt;&lt;"\n5)\tDisplay \'info.txt\'"</text:p>
      <text:p text:style-name="Standard"><text:s text:c="5"/>&lt;&lt;"\n6)\tDisplay \'vovwel.txt\'"</text:p>
      <text:p text:style-name="Standard"><text:s text:c="5"/>&lt;&lt;"\n7)\tDisplay \'conso.txt\'"</text:p>
      <text:p text:style-name="Standard"><text:s text:c="5"/>&lt;&lt;"\n8)\tExit";</text:p>
      <text:p text:style-name="Standard"><text:s/>cout&lt;&lt;"\n\nEnter Choice\t";<text:tab/>cin&gt;&gt;choice;</text:p>
      <text:p text:style-name="Standard"/>
      <text:p text:style-name="Standard"><text:s text:c="5"/>switch(choice)</text:p>
      <text:p text:style-name="Standard"><text:s text:c="5"/>{</text:p>
      <text:p text:style-name="Standard"><text:s text:c="5"/>case 1:</text:p>
      <text:p text:style-name="Standard"><text:tab/>create_info();</text:p>
      <text:p text:style-name="Standard"><text:tab/>break;</text:p>
      <text:p text:style-name="Standard"><text:s text:c="5"/>case 2:</text:p>
      <text:p text:style-name="Standard"><text:tab/>sentence_count();</text:p>
      <text:p text:style-name="Standard"><text:tab/>break;</text:p>
      <text:p text:style-name="Standard"><text:soft-page-break/><text:s text:c="5"/>case 3:</text:p>
      <text:p text:style-name="Standard"><text:tab/>various_word_count();</text:p>
      <text:p text:style-name="Standard"><text:tab/>break;</text:p>
      <text:p text:style-name="Standard"><text:s text:c="5"/>case 4:</text:p>
      <text:p text:style-name="Standard"><text:tab/>vowel_conso();</text:p>
      <text:p text:style-name="Standard"><text:tab/>break;</text:p>
      <text:p text:style-name="Standard"><text:s text:c="5"/>case 5:</text:p>
      <text:p text:style-name="Standard"><text:tab/>display("info.txt");</text:p>
      <text:p text:style-name="Standard"><text:tab/>break;</text:p>
      <text:p text:style-name="Standard"><text:s text:c="5"/>case 6:</text:p>
      <text:p text:style-name="Standard"><text:tab/>display("vowel.txt");</text:p>
      <text:p text:style-name="Standard"><text:tab/>break;</text:p>
      <text:p text:style-name="Standard"><text:s text:c="5"/>case 7:</text:p>
      <text:p text:style-name="Standard"><text:tab/>display("conso.txt");</text:p>
      <text:p text:style-name="Standard"><text:tab/>break;</text:p>
      <text:p text:style-name="Standard"><text:s text:c="5"/>case 8:</text:p>
      <text:p text:style-name="Standard"><text:tab/>exit(0);</text:p>
      <text:p text:style-name="Standard"><text:tab/>break;</text:p>
      <text:p text:style-name="Standard"><text:s text:c="5"/>default:</text:p>
      <text:p text:style-name="Standard"><text:tab/>cout&lt;&lt;"\nInvalid Choice";</text:p>
      <text:p text:style-name="Standard"><text:s text:c="5"/>}</text:p>
      <text:p text:style-name="Standard"><text:s text:c="5"/>cout&lt;&lt;"\nPress Y to continue";</text:p>
      <text:p text:style-name="Standard"><text:s/>}while(toupper(getche())=='Y');</text:p>
      <text:p text:style-name="Standard">}</text:p>
      <text:p text:style-name="Standard">//********************************End Of Main***********************************//</text:p>
      <text:p text:style-name="Standard"/>
      <text:p text:style-name="Standard">////////////////////////////////////////////////////Defination of Functions//////////////////////////////////////////////////////////</text:p>
      <text:p text:style-name="Standard">//______________________________________________________________________________//</text:p>
      <text:p text:style-name="Standard">void create_info()</text:p>
      <text:p text:style-name="Standard">{</text:p>
      <text:p text:style-name="Standard"><text:s/>ofstream fout;</text:p>
      <text:p text:style-name="Standard"><text:s/>fout.open("info.txt");</text:p>
      <text:p text:style-name="Standard"/>
      <text:p text:style-name="Standard"><text:s/>if(!fout)</text:p>
      <text:p text:style-name="Standard"><text:tab/>cout&lt;&lt;"\nError";</text:p>
      <text:p text:style-name="Standard"><text:s/>else</text:p>
      <text:p text:style-name="Standard"><text:tab/>{</text:p>
      <text:p text:style-name="Standard"><text:tab/>char line[80];</text:p>
      <text:p text:style-name="Standard"><text:tab/>char ch;</text:p>
      <text:p text:style-name="Standard"/>
      <text:p text:style-name="Standard"><text:tab/>do</text:p>
      <text:p text:style-name="Standard"><text:tab/> <text:s/>{</text:p>
      <text:p text:style-name="Standard"><text:tab/> <text:s/>gets(line);</text:p>
      <text:p text:style-name="Standard"><text:tab/> <text:s/>fout&lt;&lt;line;</text:p>
      <text:p text:style-name="Standard"><text:tab/> <text:s/>cout&lt;&lt;"\nDo You Want To Enter More??(Y/N)";</text:p>
      <text:p text:style-name="Standard"><text:tab/> <text:s/>cin&gt;&gt;ch;</text:p>
      <text:p text:style-name="Standard"><text:tab/> <text:s/>}while(toupper(ch)=='Y');</text:p>
      <text:p text:style-name="Standard"/>
      <text:p text:style-name="Standard"><text:tab/>fout.close();</text:p>
      <text:p text:style-name="Standard"><text:tab/>}</text:p>
      <text:p text:style-name="Standard">}</text:p>
      <text:p text:style-name="Standard">//______________________________________________________________________________//</text:p>
      <text:p text:style-name="Standard"><text:soft-page-break/>//______________________________________________________________________________//</text:p>
      <text:p text:style-name="Standard">void vowel_conso()</text:p>
      <text:p text:style-name="Standard">{</text:p>
      <text:p text:style-name="Standard"><text:s text:c="3"/>ifstream fin("info.txt");</text:p>
      <text:p text:style-name="Standard"/>
      <text:p text:style-name="Standard"><text:s text:c="3"/>ofstream fvowel("vowel.txt");</text:p>
      <text:p text:style-name="Standard"><text:s text:c="3"/>ofstream fconso("conso.txt");</text:p>
      <text:p text:style-name="Standard"/>
      <text:p text:style-name="Standard"><text:s text:c="3"/>if(!fin||!fvowel||!fconso)</text:p>
      <text:p text:style-name="Standard"><text:tab/>cout&lt;&lt;"\nError";</text:p>
      <text:p text:style-name="Standard"><text:s text:c="3"/>else</text:p>
      <text:p text:style-name="Standard"><text:tab/>{</text:p>
      <text:p text:style-name="Standard"><text:tab/>fin.seekg(0);</text:p>
      <text:p text:style-name="Standard"><text:tab/>char word[80];</text:p>
      <text:p text:style-name="Standard"><text:tab/>int i=0;</text:p>
      <text:p text:style-name="Standard"><text:tab/>char ch;</text:p>
      <text:p text:style-name="Standard"><text:tab/>cout&lt;&lt;"\nMaking Files...\nPress Any key To Continue";</text:p>
      <text:p text:style-name="Standard"><text:tab/>getch();</text:p>
      <text:p text:style-name="Standard"/>
      <text:p text:style-name="Standard"><text:tab/> while(fin.get(ch))</text:p>
      <text:p text:style-name="Standard"><text:tab/> <text:s/>{</text:p>
      <text:p text:style-name="Standard"><text:tab/> <text:s/>word[i]=ch;</text:p>
      <text:p text:style-name="Standard"><text:tab/> <text:s/>if((ch!=' ') &amp;&amp; (ch!='.'))</text:p>
      <text:p text:style-name="Standard"><text:tab/> <text:s text:c="3"/>{</text:p>
      <text:p text:style-name="Standard"><text:tab/><text:tab/>i++;</text:p>
      <text:p text:style-name="Standard"><text:tab/><text:tab/>continue;</text:p>
      <text:p text:style-name="Standard"><text:tab/> <text:s text:c="3"/>}</text:p>
      <text:p text:style-name="Standard"><text:tab/> <text:s/>word[i++]='\0';</text:p>
      <text:p text:style-name="Standard"><text:tab/> <text:s/>i=0;</text:p>
      <text:p text:style-name="Standard"><text:tab/> <text:s text:c="2"/>if(isalpha(word[0]))</text:p>
      <text:p text:style-name="Standard"><text:tab/> <text:s text:c="3"/>{</text:p>
      <text:p text:style-name="Standard"><text:tab/> <text:s text:c="5"/>switch(toupper(word[0]))</text:p>
      <text:p text:style-name="Standard"><text:tab/><text:tab/>{</text:p>
      <text:p text:style-name="Standard"><text:tab/><text:tab/>case 'A':</text:p>
      <text:p text:style-name="Standard"><text:tab/><text:tab/>case 'E':</text:p>
      <text:p text:style-name="Standard"><text:tab/><text:tab/>case 'I':</text:p>
      <text:p text:style-name="Standard"><text:tab/><text:tab/>case 'O':</text:p>
      <text:p text:style-name="Standard"><text:tab/><text:tab/>case 'U':</text:p>
      <text:p text:style-name="Standard"><text:tab/><text:tab/> <text:s/>fvowel&lt;&lt;word&lt;&lt;"\n";</text:p>
      <text:p text:style-name="Standard"><text:tab/><text:tab/> <text:s/>break;</text:p>
      <text:p text:style-name="Standard"><text:tab/><text:tab/>default :</text:p>
      <text:p text:style-name="Standard"><text:tab/><text:tab/> <text:s/>fconso&lt;&lt;word&lt;&lt;"\n";</text:p>
      <text:p text:style-name="Standard"><text:tab/><text:tab/>}</text:p>
      <text:p text:style-name="Standard"><text:tab/> <text:s text:c="3"/>}</text:p>
      <text:p text:style-name="Standard"><text:tab/> }</text:p>
      <text:p text:style-name="Standard"><text:tab/>cout&lt;&lt;"\nDone";</text:p>
      <text:p text:style-name="Standard"><text:tab/>fin.close();</text:p>
      <text:p text:style-name="Standard"><text:tab/>fvowel.close();</text:p>
      <text:p text:style-name="Standard"><text:tab/>fconso.close();</text:p>
      <text:p text:style-name="Standard"><text:tab/>}</text:p>
      <text:p text:style-name="Standard">}</text:p>
      <text:p text:style-name="Standard">//______________________________________________________________________________//</text:p>
      <text:p text:style-name="Standard"><text:soft-page-break/>//______________________________________________________________________________//</text:p>
      <text:p text:style-name="Standard">void sentence_count()</text:p>
      <text:p text:style-name="Standard">{</text:p>
      <text:p text:style-name="Standard"><text:s text:c="2"/>ifstream fin("info.txt");</text:p>
      <text:p text:style-name="Standard"/>
      <text:p text:style-name="Standard"><text:s text:c="2"/>if(!fin)</text:p>
      <text:p text:style-name="Standard"><text:tab/>cout&lt;&lt;"\nError";</text:p>
      <text:p text:style-name="Standard"><text:s text:c="2"/>else</text:p>
      <text:p text:style-name="Standard"><text:tab/>{</text:p>
      <text:p text:style-name="Standard"><text:tab/>char ch;</text:p>
      <text:p text:style-name="Standard"><text:tab/>int c=0;</text:p>
      <text:p text:style-name="Standard"><text:tab/>fin.seekg(0);</text:p>
      <text:p text:style-name="Standard"/>
      <text:p text:style-name="Standard"><text:tab/>while(fin.get(ch)) <text:s/><text:tab/>//fullstop as a delimiter</text:p>
      <text:p text:style-name="Standard"><text:tab/> <text:s/>{</text:p>
      <text:p text:style-name="Standard"><text:tab/> <text:s/>if(ch=='.')</text:p>
      <text:p text:style-name="Standard"><text:tab/> <text:s/>c++;</text:p>
      <text:p text:style-name="Standard"><text:tab/> <text:s/>}</text:p>
      <text:p text:style-name="Standard"><text:tab/>cout&lt;&lt;"\nNo of lines\t"&lt;&lt;c;</text:p>
      <text:p text:style-name="Standard"/>
      <text:p text:style-name="Standard"><text:tab/>fin.close();</text:p>
      <text:p text:style-name="Standard"><text:tab/>}</text:p>
      <text:p text:style-name="Standard">}</text:p>
      <text:p text:style-name="Standard">//______________________________________________________________________________//</text:p>
      <text:p text:style-name="Standard"/>
      <text:p text:style-name="Standard"/>
      <text:p text:style-name="Standard">void various_word_count()</text:p>
      <text:p text:style-name="Standard">{</text:p>
      <text:p text:style-name="Standard"><text:s/>int <text:s/>pallin=0;</text:p>
      <text:p text:style-name="Standard"><text:s/>int <text:s/>upcase=0;</text:p>
      <text:p text:style-name="Standard"><text:s/>char word[80];</text:p>
      <text:p text:style-name="Standard"><text:s/>ifstream fin("info.txt");</text:p>
      <text:p text:style-name="Standard"/>
      <text:p text:style-name="Standard"><text:s/>if(!fin)</text:p>
      <text:p text:style-name="Standard"><text:tab/>cout&lt;&lt;"\nerror";</text:p>
      <text:p text:style-name="Standard"><text:s/>else</text:p>
      <text:p text:style-name="Standard"><text:tab/>{</text:p>
      <text:p text:style-name="Standard"><text:tab/>fin.seekg(0);</text:p>
      <text:p text:style-name="Standard"><text:tab/>int i=0;</text:p>
      <text:p text:style-name="Standard"><text:tab/>char ch;</text:p>
      <text:p text:style-name="Standard"><text:tab/>while(fin.get(ch))</text:p>
      <text:p text:style-name="Standard"><text:tab/> <text:s/>{</text:p>
      <text:p text:style-name="Standard"><text:tab/> <text:s/>word[i]=ch;</text:p>
      <text:p text:style-name="Standard"><text:tab/> <text:s/>if((ch!=' ') &amp;&amp; (ch!='.'))</text:p>
      <text:p text:style-name="Standard"><text:tab/> <text:s text:c="3"/>{</text:p>
      <text:p text:style-name="Standard"><text:tab/><text:tab/>i++;</text:p>
      <text:p text:style-name="Standard"><text:tab/><text:tab/>continue;</text:p>
      <text:p text:style-name="Standard"><text:tab/> <text:s text:c="3"/>}</text:p>
      <text:p text:style-name="Standard"><text:tab/> <text:s/>word[i++]='\0';</text:p>
      <text:p text:style-name="Standard"/>
      <text:p text:style-name="Standard"><text:tab/> <text:s/>i=0;</text:p>
      <text:p text:style-name="Standard"/>
      <text:p text:style-name="Standard"><text:soft-page-break/><text:tab/> <text:s/>if(checkpallin(word))</text:p>
      <text:p text:style-name="Standard"><text:tab/><text:tab/>pallin++;</text:p>
      <text:p text:style-name="Standard"/>
      <text:p text:style-name="Standard"><text:tab/> <text:s/>if(isupper(word[0]))</text:p>
      <text:p text:style-name="Standard"><text:tab/><text:tab/>upcase++;</text:p>
      <text:p text:style-name="Standard"><text:tab/> <text:s/>}</text:p>
      <text:p text:style-name="Standard"/>
      <text:p text:style-name="Standard"><text:tab/>fin.close();</text:p>
      <text:p text:style-name="Standard"/>
      <text:p text:style-name="Standard"><text:tab/>cout&lt;&lt;"\nNo of Pallindrome Words=\t"&lt;&lt;pallin;</text:p>
      <text:p text:style-name="Standard"><text:tab/>cout&lt;&lt;"\nNo of Uppercase Words=\t\t"&lt;&lt;upcase;</text:p>
      <text:p text:style-name="Standard"><text:tab/>}</text:p>
      <text:p text:style-name="Standard">}</text:p>
      <text:p text:style-name="Standard">//______________________________________________________________________________//</text:p>
      <text:p text:style-name="Standard">void display(char c[20])</text:p>
      <text:p text:style-name="Standard">{</text:p>
      <text:p text:style-name="Standard">ifstream fin(c);</text:p>
      <text:p text:style-name="Standard"/>
      <text:p text:style-name="Standard">if(!fin)</text:p>
      <text:p text:style-name="Standard"><text:tab/>cout&lt;&lt;"\nError";</text:p>
      <text:p text:style-name="Standard">else</text:p>
      <text:p text:style-name="Standard"><text:tab/>{</text:p>
      <text:p text:style-name="Standard"><text:tab/>char ch;</text:p>
      <text:p text:style-name="Standard"><text:tab/>fin.seekg(0);</text:p>
      <text:p text:style-name="Standard"><text:tab/> while(fin.get(ch))</text:p>
      <text:p text:style-name="Standard"><text:tab/> <text:s text:c="2"/>{</text:p>
      <text:p text:style-name="Standard"><text:tab/> <text:s text:c="2"/>cout&lt;&lt;ch;</text:p>
      <text:p text:style-name="Standard"><text:tab/> <text:s text:c="2"/>}</text:p>
      <text:p text:style-name="Standard"><text:tab/>fin.close();</text:p>
      <text:p text:style-name="Standard"><text:tab/>}</text:p>
      <text:p text:style-name="Standard">}</text:p>
      <text:p text:style-name="Standard">//______________________________________________________________________________//</text:p>
      <text:p text:style-name="Standard">int checkpallin(char word[80])</text:p>
      <text:p text:style-name="Standard">{</text:p>
      <text:p text:style-name="Standard"><text:s text:c="2"/>int flag=1;</text:p>
      <text:p text:style-name="Standard"><text:s text:c="2"/>int n=strlen(word);</text:p>
      <text:p text:style-name="Standard"><text:s text:c="2"/>int i=0,j=0;</text:p>
      <text:p text:style-name="Standard"/>
      <text:p text:style-name="Standard"><text:s text:c="2"/>for(i=0,j=n-1;i&lt;n/2;i++,j--)</text:p>
      <text:p text:style-name="Standard"><text:s text:c="2"/>{</text:p>
      <text:p text:style-name="Standard"><text:tab/>if(toupper(word[i])!=toupper(word[j]))</text:p>
      <text:p text:style-name="Standard"><text:tab/> <text:s text:c="2"/>flag=0;</text:p>
      <text:p text:style-name="Standard"><text:s text:c="2"/>}</text:p>
      <text:p text:style-name="Standard"><text:s text:c="2"/>return flag;</text:p>
      <text:p text:style-name="Standard">}</text:p>
      <text:p text:style-name="Standard">//______________________________________________________________________________//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OUTPUT</text:p>
      <text:p text:style-name="P2"/>
      <text:p text:style-name="P2"><draw:frame draw:style-name="fr1" draw:name="graphics1" text:anchor-type="paragraph" svg:width="11.716cm" svg:height="8.601cm" draw:z-index="0"><draw:image xlink:href="Pictures/20000007000026A800002198B7D4EBC2.svm" xlink:type="simple" xlink:show="embed" xlink:actuate="onLoad"/></draw:frame></text:p>
      <text:p text:style-name="P2"><draw:frame draw:style-name="fr2" draw:name="graphics2" text:anchor-type="paragraph" svg:width="11.749cm" svg:height="6.244cm" draw:z-index="1"><draw:image xlink:href="Pictures/200000070000330F00001865C772F2C2.svm" xlink:type="simple" xlink:show="embed" xlink:actuate="onLoad"/></draw:frame></text:p>
      <text:p text:style-name="P2"><draw:frame draw:style-name="fr1" draw:name="graphics3" text:anchor-type="paragraph" svg:width="11.749cm" svg:height="6.405cm" draw:z-index="2"><draw:image xlink:href="Pictures/2000000700002747000019041CFAF056.svm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graphics4" text:anchor-type="paragraph" svg:width="11.042cm" svg:height="6.934cm" draw:z-index="3"><draw:image xlink:href="Pictures/200000070000265900001B15BB1A78EE.svm" xlink:type="simple" xlink:show="embed" xlink:actuate="onLoad"/></draw:frame></text:p>
      <text:p text:style-name="P2"><draw:frame draw:style-name="fr2" draw:name="graphics5" text:anchor-type="paragraph" svg:width="11.023cm" svg:height="6.987cm" draw:z-index="4"><draw:image xlink:href="Pictures/200000070000250100001B4A27C9EF38.svm" xlink:type="simple" xlink:show="embed" xlink:actuate="onLoad"/></draw:frame></text:p>
      <text:p text:style-name="P2"><draw:frame draw:style-name="fr1" draw:name="graphics6" text:anchor-type="paragraph" svg:width="10.8cm" svg:height="7.781cm" draw:z-index="5"><draw:image xlink:href="Pictures/200000070000280000001E6494E9ADAA.svm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graphics7" text:anchor-type="paragraph" svg:width="11.379cm" svg:height="8.731cm" draw:z-index="6"><draw:image xlink:href="Pictures/20000007000027120000221CB29580EC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8-10T20:24:34.85</meta:creation-date>
    <dc:date>2014-12-02T01:35:06.47</dc:date>
    <dc:creator>Divesh </dc:creator>
    <meta:editing-duration>PT13M31S</meta:editing-duration>
    <meta:editing-cycles>11</meta:editing-cycles>
    <meta:generator>OpenOffice/4.0.0$Win32 OpenOffice.org_project/400m3$Build-9702</meta:generator>
    <meta:document-statistic meta:table-count="0" meta:image-count="7" meta:object-count="0" meta:page-count="8" meta:paragraph-count="231" meta:word-count="377" meta:character-count="5081"/>
  </office:meta>
</office:document-meta>
</file>